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275cm" fo:min-width="18.55cm"/>
    </style:style>
    <style:style style:name="gr2" style:family="graphic" style:parent-style-name="standard">
      <style:graphic-properties draw:fill-color="#4b1f6f" draw:textarea-horizontal-align="justify" draw:textarea-vertical-align="middle" draw:auto-grow-height="false" fo:min-height="0cm" fo:min-width="18.55cm"/>
    </style:style>
    <style:style style:name="gr3" style:family="graphic" style:parent-style-name="standard">
      <style:graphic-properties draw:fill-color="#4b1f6f" draw:textarea-horizontal-align="justify" draw:textarea-vertical-align="middle" draw:auto-grow-height="false" fo:min-height="9.196cm" fo:min-width="0cm"/>
    </style:style>
    <style:style style:name="gr4" style:family="graphic" style:parent-style-name="standard">
      <style:graphic-properties draw:fill-color="#4b1f6f" draw:textarea-horizontal-align="justify" draw:textarea-vertical-align="middle" draw:auto-grow-height="false" fo:min-height="9.275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465cm" fo:min-width="4.091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4.195cm" fo:min-width="18.55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 fo:min-height="0.067cm" fo:min-width="18.47cm"/>
    </style:style>
    <style:style style:name="gr8" style:family="graphic" style:parent-style-name="standard">
      <style:graphic-properties draw:fill="hatch" draw:fill-hatch-name="Black_20_45_20_Degrees_20_Wide" draw:fill-hatch-solid="false" draw:textarea-horizontal-align="justify" draw:textarea-vertical-align="middle" draw:auto-grow-height="false" fo:min-height="9.275cm" fo:min-width="18.55cm"/>
    </style:style>
    <style:style style:name="gr9" style:family="graphic" style:parent-style-name="standard">
      <style:graphic-properties draw:fill="hatch" draw:fill-color="#4b1f6f" draw:fill-hatch-name="Black_20_45_20_Degrees_20_Wide" draw:fill-hatch-solid="false" draw:textarea-horizontal-align="justify" draw:textarea-vertical-align="middle" draw:auto-grow-height="false" fo:min-height="0cm" fo:min-width="18.55cm"/>
    </style:style>
    <style:style style:name="gr10" style:family="graphic" style:parent-style-name="standard">
      <style:graphic-properties draw:fill="hatch" draw:fill-color="#4b1f6f" draw:fill-hatch-name="Black_20_45_20_Degrees_20_Wide" draw:fill-hatch-solid="false" draw:textarea-horizontal-align="justify" draw:textarea-vertical-align="middle" draw:auto-grow-height="false" fo:min-height="9.196cm" fo:min-width="0cm"/>
    </style:style>
    <style:style style:name="gr11" style:family="graphic" style:parent-style-name="standard">
      <style:graphic-properties draw:fill="hatch" draw:fill-color="#4b1f6f" draw:fill-hatch-name="Black_20_45_20_Degrees_20_Wide" draw:fill-hatch-solid="false" draw:textarea-horizontal-align="justify" draw:textarea-vertical-align="middle" draw:auto-grow-height="false" fo:min-height="9.275cm" fo:min-width="0cm"/>
    </style:style>
    <style:style style:name="gr12" style:family="graphic" style:parent-style-name="standard">
      <style:graphic-properties draw:stroke="none" svg:stroke-color="#000000" draw:fill="none" draw:fill-color="#ffffff" fo:min-height="2.37cm"/>
    </style:style>
    <style:style style:name="gr13" style:family="graphic" style:parent-style-name="standard">
      <style:graphic-properties draw:textarea-horizontal-align="justify" draw:textarea-vertical-align="middle" draw:auto-grow-height="false" fo:min-height="0.385cm" fo:min-width="0.77cm"/>
    </style:style>
    <style:style style:name="gr14" style:family="graphic" style:parent-style-name="standard">
      <style:graphic-properties draw:fill-color="#4b1f6f" draw:textarea-horizontal-align="justify" draw:textarea-vertical-align="middle" draw:auto-grow-height="false" fo:min-height="0cm" fo:min-width="0.77cm"/>
    </style:style>
    <style:style style:name="gr15" style:family="graphic" style:parent-style-name="standard">
      <style:graphic-properties draw:fill-color="#4b1f6f" draw:textarea-horizontal-align="justify" draw:textarea-vertical-align="middle" draw:auto-grow-height="false" fo:min-height="0.38cm" fo:min-width="0cm"/>
    </style:style>
    <style:style style:name="gr16" style:family="graphic" style:parent-style-name="standard">
      <style:graphic-properties draw:fill-color="#4b1f6f" draw:textarea-horizontal-align="justify" draw:textarea-vertical-align="middle" draw:auto-grow-height="false" fo:min-height="0.385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1.337cm" fo:min-width="5.917cm" fo:wrap-option="no-wrap"/>
    </style:style>
    <style:style style:name="gr18" style:family="graphic" style:parent-style-name="standard">
      <style:graphic-properties draw:fill="hatch" draw:fill-hatch-name="Black_20_45_20_Degrees" draw:fill-hatch-solid="false" draw:textarea-horizontal-align="justify" draw:textarea-vertical-align="middle" draw:auto-grow-height="false" fo:min-height="12.132cm" fo:min-width="13.628cm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11.498cm" fo:min-width="6.009cm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11.498cm" fo:min-width="6.088cm"/>
    </style:style>
    <style:style style:name="gr21" style:family="graphic" style:parent-style-name="standard">
      <style:graphic-properties draw:textarea-horizontal-align="justify" draw:textarea-vertical-align="middle" draw:auto-grow-height="false" fo:min-height="0.544cm" fo:min-width="5.043cm" fo:wrap-option="no-wrap"/>
    </style:style>
    <style:style style:name="gr22" style:family="graphic" style:parent-style-name="standard">
      <style:graphic-properties draw:textarea-horizontal-align="justify" draw:textarea-vertical-align="middle" draw:auto-grow-height="false" fo:min-height="0.544cm" fo:min-width="4.567cm" fo:wrap-option="no-wrap"/>
    </style:style>
    <style:style style:name="gr23" style:family="graphic" style:parent-style-name="standard">
      <style:graphic-properties draw:textarea-horizontal-align="justify" draw:textarea-vertical-align="middle" draw:auto-grow-height="false" fo:min-height="2.749cm" fo:min-width="2.499cm" fo:wrap-option="no-wrap"/>
    </style:style>
    <style:style style:name="gr24" style:family="graphic" style:parent-style-name="standard">
      <style:graphic-properties draw:textarea-horizontal-align="justify" draw:textarea-vertical-align="middle" draw:auto-grow-height="false" fo:min-height="0.226cm" fo:min-width="6.009cm"/>
    </style:style>
    <style:style style:name="gr25" style:family="graphic" style:parent-style-name="standard">
      <style:graphic-properties draw:stroke="none" svg:stroke-color="#000000" draw:fill="none" draw:fill-color="#ffffff" fo:min-height="3.556cm"/>
    </style:style>
    <style:style style:name="gr26" style:family="graphic" style:parent-style-name="standard">
      <style:graphic-properties draw:textarea-horizontal-align="justify" draw:textarea-vertical-align="middle" draw:auto-grow-height="false" fo:min-height="0.226cm" fo:min-width="0.151cm"/>
    </style:style>
    <style:style style:name="gr27" style:family="graphic" style:parent-style-name="standard">
      <style:graphic-properties draw:fill-color="#4b1f6f" draw:textarea-horizontal-align="justify" draw:textarea-vertical-align="middle" draw:auto-grow-height="false" fo:min-height="0cm" fo:min-width="0.151cm"/>
    </style:style>
    <style:style style:name="gr28" style:family="graphic" style:parent-style-name="standard">
      <style:graphic-properties draw:fill-color="#4b1f6f" draw:textarea-horizontal-align="justify" draw:textarea-vertical-align="middle" draw:auto-grow-height="false" fo:min-height="0.223cm" fo:min-width="0cm"/>
    </style:style>
    <style:style style:name="gr29" style:family="graphic" style:parent-style-name="standard">
      <style:graphic-properties draw:fill-color="#4b1f6f" draw:textarea-horizontal-align="justify" draw:textarea-vertical-align="middle" draw:auto-grow-height="false" fo:min-height="0.226cm" fo:min-width="0cm"/>
    </style:style>
    <style:style style:name="gr30" style:family="graphic" style:parent-style-name="standard">
      <style:graphic-properties draw:textarea-horizontal-align="justify" draw:textarea-vertical-align="middle" draw:auto-grow-height="false" fo:min-height="0.226cm" fo:min-width="0.15cm"/>
    </style:style>
    <style:style style:name="gr31" style:family="graphic" style:parent-style-name="standard">
      <style:graphic-properties draw:fill-color="#4b1f6f" draw:textarea-horizontal-align="justify" draw:textarea-vertical-align="middle" draw:auto-grow-height="false" fo:min-height="0cm" fo:min-width="0.15cm"/>
    </style:style>
    <style:style style:name="gr32" style:family="graphic" style:parent-style-name="standard">
      <style:graphic-properties draw:textarea-horizontal-align="justify" draw:textarea-vertical-align="middle" draw:auto-grow-height="false" fo:min-height="0.226cm" fo:min-width="0.152cm"/>
    </style:style>
    <style:style style:name="gr33" style:family="graphic" style:parent-style-name="standard">
      <style:graphic-properties draw:fill-color="#4b1f6f" draw:textarea-horizontal-align="justify" draw:textarea-vertical-align="middle" draw:auto-grow-height="false" fo:min-height="0cm" fo:min-width="0.152cm"/>
    </style:style>
    <style:style style:name="P1" style:family="paragraph">
      <style:paragraph-properties fo:text-align="center"/>
    </style:style>
    <style:style style:name="P2" style:family="paragraph">
      <loext:graphic-properties draw:fill-color="#4b1f6f"/>
      <style:paragraph-properties fo:text-align="center"/>
    </style:style>
    <style:style style:name="P3" style:family="paragraph">
      <loext:graphic-properties draw:fill-color="#4b1f6f"/>
      <style:paragraph-properties fo:text-align="end"/>
    </style:style>
    <style:style style:name="P4" style:family="paragraph">
      <loext:graphic-properties draw:fill-color="#ff950e"/>
      <style:paragraph-properties fo:text-align="center"/>
    </style:style>
    <style:style style:name="P5" style:family="paragraph">
      <loext:graphic-properties draw:fill="hatch" draw:fill-hatch-name="Black_20_45_20_Degrees_20_Wide" draw:fill-hatch-solid="false"/>
      <style:paragraph-properties fo:text-align="center"/>
    </style:style>
    <style:style style:name="P6" style:family="paragraph">
      <loext:graphic-properties draw:fill="hatch" draw:fill-color="#4b1f6f" draw:fill-hatch-name="Black_20_45_20_Degrees_20_Wide" draw:fill-hatch-solid="false"/>
      <style:paragraph-properties fo:text-align="center"/>
    </style:style>
    <style:style style:name="P7" style:family="paragraph">
      <loext:graphic-properties draw:fill="hatch" draw:fill-color="#4b1f6f" draw:fill-hatch-name="Black_20_45_20_Degrees_20_Wide" draw:fill-hatch-solid="false"/>
      <style:paragraph-properties fo:text-align="end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  <style:text-properties fo:font-size="6pt" style:font-size-asian="18pt" style:font-size-complex="18pt"/>
    </style:style>
    <style:style style:name="P10" style:family="paragraph">
      <loext:graphic-properties draw:fill="hatch" draw:fill-hatch-name="Black_20_45_20_Degrees" draw:fill-hatch-solid="false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9.05cm" svg:height="9.525cm" svg:x="4.81cm" svg:y="4.81cm">
            <text:p text:style-name="P1">TRAY 5'X10'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9.05cm" svg:height="0.238cm" svg:x="4.81cm" svg:y="4.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9.05cm" svg:height="0.238cm" svg:x="4.81cm" svg:y="14.09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38cm" svg:height="9.446cm" svg:x="4.81cm" svg:y="4.8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238cm" svg:height="9.525cm" svg:x="23.622cm" svg:y="4.81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1" draw:layer="layout" svg:width="4.591cm" svg:height="0.715cm" svg:x="12.747cm" svg:y="2.19cm">
          <text:p text:style-name="P1">Hoist lift edge</text:p>
          <draw:enhanced-geometry svg:viewBox="0 0 21600 21600" draw:mirror-horizontal="false" draw:type="line-callout-1" draw:modifiers="-9017.24738675958 81452.5139664804 -1175.95818815331 16743.016759776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2" draw:style-name="dp1" draw:master-page-name="Default">
        <draw:g>
          <draw:custom-shape draw:style-name="gr6" draw:text-style-name="P1" draw:layer="layout" svg:width="19.05cm" svg:height="4.445cm" svg:x="4.016cm" svg:y="7.746cm">
            <text:p text:style-name="P1">Rolling Tray Table 28” X 10'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18.97cm" svg:height="0.317cm" svg:x="4.016cm" svg:y="11.31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8.97cm" svg:height="0.317cm" svg:x="4.095cm" svg:y="10.3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8.97cm" svg:height="0.317cm" svg:x="4.016cm" svg:y="9.017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Default">
        <draw:g>
          <draw:g>
            <draw:custom-shape draw:style-name="gr6" draw:text-style-name="P1" draw:layer="layout" svg:width="19.05cm" svg:height="4.445cm" svg:x="4.81cm" svg:y="7.27cm">
              <text:p text:style-name="P1">Rolling Tray Table 28” X 10'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4" draw:layer="layout" svg:width="18.97cm" svg:height="0.317cm" svg:x="4.81cm" svg:y="10.84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8.97cm" svg:height="0.317cm" svg:x="4.889cm" svg:y="9.8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4" draw:layer="layout" svg:width="18.97cm" svg:height="0.317cm" svg:x="4.81cm" svg:y="8.54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9.05cm" svg:height="9.525cm" svg:x="4.81cm" svg:y="4.81cm">
              <text:p text:style-name="P1">TRAY 5'X10'</text:p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19.05cm" svg:height="0.238cm" svg:x="4.81cm" svg:y="4.81cm">
              <text:p/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19.05cm" svg:height="0.238cm" svg:x="4.81cm" svg:y="14.096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7" draw:layer="layout" svg:width="0.238cm" svg:height="9.446cm" svg:x="4.81cm" svg:y="4.81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0.238cm" svg:height="9.525cm" svg:x="23.622cm" svg:y="4.81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12" draw:text-style-name="P8" draw:layer="layout" svg:width="15.796cm" svg:height="2.62cm" svg:x="8.064cm" svg:y="1.793cm">
          <draw:text-box>
            <text:p>Tray over table</text:p>
          </draw:text-box>
        </draw:frame>
      </draw:page>
      <draw:page draw:name="page4" draw:style-name="dp1" draw:master-page-name="Default">
        <draw:g>
          <draw:g>
            <draw:custom-shape draw:style-name="gr13" draw:text-style-name="P9" draw:layer="layout" svg:width="1.27cm" svg:height="0.635cm" svg:x="6.08cm" svg:y="7.35cm">
              <text:p text:style-name="P1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6.08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6.08cm" svg:y="7.96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0.016cm" svg:height="0.63cm" svg:x="6.08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3" draw:layer="layout" svg:width="0.016cm" svg:height="0.635cm" svg:x="7.334cm" svg:y="7.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9" draw:layer="layout" svg:width="1.27cm" svg:height="0.635cm" svg:x="17.51cm" svg:y="7.35cm">
              <text:p text:style-name="P1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17.51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17.51cm" svg:y="7.96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0.016cm" svg:height="0.63cm" svg:x="17.51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3" draw:layer="layout" svg:width="0.016cm" svg:height="0.635cm" svg:x="18.764cm" svg:y="7.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9" draw:layer="layout" svg:width="1.27cm" svg:height="0.635cm" svg:x="16.24cm" svg:y="7.35cm">
              <text:p text:style-name="P1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16.24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16.24cm" svg:y="7.96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0.016cm" svg:height="0.63cm" svg:x="16.24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3" draw:layer="layout" svg:width="0.016cm" svg:height="0.635cm" svg:x="17.494cm" svg:y="7.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9" draw:layer="layout" svg:width="1.27cm" svg:height="0.635cm" svg:x="14.97cm" svg:y="7.35cm">
              <text:p text:style-name="P1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14.97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14.97cm" svg:y="7.96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0.016cm" svg:height="0.63cm" svg:x="14.97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3" draw:layer="layout" svg:width="0.016cm" svg:height="0.635cm" svg:x="16.224cm" svg:y="7.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9" draw:layer="layout" svg:width="1.27cm" svg:height="0.635cm" svg:x="13.7cm" svg:y="7.35cm">
              <text:p text:style-name="P1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13.7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13.7cm" svg:y="7.96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0.016cm" svg:height="0.63cm" svg:x="13.7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3" draw:layer="layout" svg:width="0.016cm" svg:height="0.635cm" svg:x="14.954cm" svg:y="7.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9" draw:layer="layout" svg:width="1.27cm" svg:height="0.635cm" svg:x="12.43cm" svg:y="7.35cm">
              <text:p text:style-name="P1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12.43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12.43cm" svg:y="7.96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0.016cm" svg:height="0.63cm" svg:x="12.43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3" draw:layer="layout" svg:width="0.016cm" svg:height="0.635cm" svg:x="13.684cm" svg:y="7.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9" draw:layer="layout" svg:width="1.27cm" svg:height="0.635cm" svg:x="11.16cm" svg:y="7.35cm">
              <text:p text:style-name="P1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11.16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11.16cm" svg:y="7.96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0.016cm" svg:height="0.63cm" svg:x="11.16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3" draw:layer="layout" svg:width="0.016cm" svg:height="0.635cm" svg:x="12.414cm" svg:y="7.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9" draw:layer="layout" svg:width="1.27cm" svg:height="0.635cm" svg:x="9.89cm" svg:y="7.35cm">
              <text:p text:style-name="P1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9.89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9.89cm" svg:y="7.96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0.016cm" svg:height="0.63cm" svg:x="9.89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3" draw:layer="layout" svg:width="0.016cm" svg:height="0.635cm" svg:x="11.144cm" svg:y="7.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9" draw:layer="layout" svg:width="1.27cm" svg:height="0.635cm" svg:x="7.35cm" svg:y="7.35cm">
              <text:p text:style-name="P1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7.35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7.35cm" svg:y="7.96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0.016cm" svg:height="0.63cm" svg:x="7.35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3" draw:layer="layout" svg:width="0.016cm" svg:height="0.635cm" svg:x="8.604cm" svg:y="7.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9" draw:layer="layout" svg:width="1.27cm" svg:height="0.635cm" svg:x="8.62cm" svg:y="7.35cm">
              <text:p text:style-name="P1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8.62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1.27cm" svg:height="0.016cm" svg:x="8.62cm" svg:y="7.969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0.016cm" svg:height="0.63cm" svg:x="8.62cm" svg:y="7.35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3" draw:layer="layout" svg:width="0.016cm" svg:height="0.635cm" svg:x="9.874cm" svg:y="7.3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7" draw:text-style-name="P1" draw:layer="layout" svg:width="6.417cm" svg:height="1.587cm" svg:x="13.474cm" svg:y="3.619cm">
          <text:p text:style-name="P1">One row about 100'</text:p>
          <text:p text:style-name="P1">500 sq ft</text:p>
          <draw:enhanced-geometry svg:viewBox="0 0 21600 21600" draw:mirror-horizontal="false" draw:type="line-callout-1" draw:modifiers="-5909.87846681209 50762.7204030227 -841.38360860081 7549.1183879093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5" draw:style-name="dp1" draw:master-page-name="Default">
        <draw:g>
          <draw:custom-shape draw:style-name="gr18" draw:text-style-name="P10" draw:layer="layout" svg:width="14.128cm" svg:height="12.382cm" svg:x="6.08cm" svg:y="4.175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1" draw:layer="layout" svg:width="6.509cm" svg:height="11.748cm" svg:x="6.397cm" svg:y="4.49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1" draw:layer="layout" svg:width="6.588cm" svg:height="11.748cm" svg:x="13.223cm" svg:y="4.492cm">
            <text:p/>
            <draw:enhanced-geometry svg:viewBox="0 0 21600 21600" draw:type="rectangle" draw:enhanced-path="M 0 0 L 21600 0 21600 21600 0 21600 0 0 Z N"/>
          </draw:custom-shape>
        </draw:g>
        <draw:custom-shape draw:style-name="gr21" draw:text-style-name="P1" draw:layer="layout" svg:width="5.543cm" svg:height="0.794cm" svg:x="19.507cm" svg:y="1.714cm">
          <text:p text:style-name="P1">Six foot open area</text:p>
          <draw:enhanced-geometry svg:viewBox="0 0 21600 21600" draw:mirror-horizontal="false" draw:type="line-callout-2" draw:modifiers="-9015.58441558442 69011.320754717 -3600 4000 -974.025974025974 15052.075471698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2" draw:text-style-name="P1" draw:layer="layout" svg:width="5.067cm" svg:height="0.794cm" svg:x="12.522cm" svg:y="2.031cm">
          <text:p text:style-name="P1">Greenhouse wall</text:p>
          <draw:enhanced-geometry svg:viewBox="0 0 21600 21600" draw:mirror-horizontal="false" draw:type="line-callout-2" draw:modifiers="-7488.39779005525 58252.0754716981 -3600 4000 -1065.5090765588 15052.075471698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3" draw:text-style-name="P1" draw:layer="layout" svg:width="2.999cm" svg:height="2.999cm" svg:x="22.92cm" svg:y="7.27cm">
          <text:p text:style-name="P1">Grow area</text:p>
          <draw:enhanced-geometry svg:viewBox="0 0 21600 21600" draw:mirror-horizontal="false" draw:type="line-callout-2" draw:modifiers="-33804 9727.2 -3600 4000 -1800 4000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  <draw:page draw:name="page6" draw:style-name="dp1" draw:master-page-name="Default">
        <draw:g>
          <draw:custom-shape draw:style-name="gr18" draw:text-style-name="P10" draw:layer="layout" svg:width="14.128cm" svg:height="12.382cm" svg:x="6.159cm" svg:y="5.60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1" draw:layer="layout" svg:width="6.509cm" svg:height="11.748cm" svg:x="6.476cm" svg:y="5.9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1" draw:layer="layout" svg:width="6.588cm" svg:height="11.748cm" svg:x="13.302cm" svg:y="5.92cm">
            <text:p/>
            <draw:enhanced-geometry svg:viewBox="0 0 21600 21600" draw:type="rectangle" draw:enhanced-path="M 0 0 L 21600 0 21600 21600 0 21600 0 0 Z N"/>
          </draw:custom-shape>
        </draw:g>
        <draw:custom-shape draw:style-name="gr24" draw:text-style-name="P1" draw:layer="layout" svg:width="6.509cm" svg:height="0.476cm" svg:x="6.476cm" svg:y="5.9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6.476cm" svg:y="6.39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6.476cm" svg:y="6.87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6.476cm" svg:y="7.34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6.476cm" svg:y="7.8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6.476cm" svg:y="8.30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6.476cm" svg:y="8.7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6.476cm" svg:y="9.25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6.476cm" svg:y="9.7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6.476cm" svg:y="10.20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6.476cm" svg:y="10.6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6.476cm" svg:y="11.1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6.476cm" svg:y="11.63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6.476cm" svg:y="12.11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6.476cm" svg:y="12.5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6.476cm" svg:y="13.06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6.476cm" svg:y="13.5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6.476cm" svg:y="14.01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6.476cm" svg:y="14.49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6.476cm" svg:y="14.96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6.476cm" svg:y="15.44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6.476cm" svg:y="15.92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6.476cm" svg:y="16.39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6.476cm" svg:y="16.87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5.99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6.47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6.9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7.42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7.90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8.3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8.85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9.3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9.80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10.28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10.7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11.23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11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12.1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12.66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13.14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13.61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14.09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14.57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15.04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15.52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1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16.47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6.509cm" svg:height="0.476cm" svg:x="13.381cm" svg:y="16.953cm">
          <text:p/>
          <draw:enhanced-geometry svg:viewBox="0 0 21600 21600" draw:type="rectangle" draw:enhanced-path="M 0 0 L 21600 0 21600 21600 0 21600 0 0 Z N"/>
        </draw:custom-shape>
        <draw:frame draw:style-name="gr25" draw:text-style-name="P8" draw:layer="layout" svg:width="10.795cm" svg:height="3.806cm" svg:x="7.985cm" svg:y="1.635cm">
          <draw:text-box>
            <text:p>44 rows in greenhouse</text:p>
            <text:p>10 trays a row</text:p>
            <text:p>440 total trays</text:p>
            <text:p>44 trays harvested a week (section)</text:p>
            <text:p>2200 sq ft</text:p>
          </draw:text-box>
        </draw:frame>
        <draw:g>
          <draw:g>
            <draw:custom-shape draw:style-name="gr26" draw:text-style-name="P9" draw:layer="layout" svg:width="0.651cm" svg:height="0.476cm" svg:x="6.476cm" svg:y="5.921cm">
              <text:p text:style-name="P1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2" draw:layer="layout" svg:width="0.651cm" svg:height="0.012cm" svg:x="6.476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" draw:layer="layout" svg:width="0.651cm" svg:height="0.012cm" svg:x="6.476cm" svg:y="6.385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3" draw:layer="layout" svg:width="0.008cm" svg:height="0.473cm" svg:x="6.476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3" draw:layer="layout" svg:width="0.008cm" svg:height="0.476cm" svg:x="7.119cm" svg:y="5.9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0" draw:text-style-name="P9" draw:layer="layout" svg:width="0.65cm" svg:height="0.476cm" svg:x="12.335cm" svg:y="5.921cm">
              <text:p text:style-name="P1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31" draw:text-style-name="P2" draw:layer="layout" svg:width="0.65cm" svg:height="0.012cm" svg:x="12.335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2" draw:layer="layout" svg:width="0.65cm" svg:height="0.012cm" svg:x="12.335cm" svg:y="6.385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3" draw:layer="layout" svg:width="0.007cm" svg:height="0.473cm" svg:x="12.335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3" draw:layer="layout" svg:width="0.008cm" svg:height="0.476cm" svg:x="12.977cm" svg:y="5.9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2" draw:text-style-name="P9" draw:layer="layout" svg:width="0.652cm" svg:height="0.476cm" svg:x="11.683cm" svg:y="5.921cm">
              <text:p text:style-name="P1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2" draw:layer="layout" svg:width="0.652cm" svg:height="0.012cm" svg:x="11.683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2" draw:layer="layout" svg:width="0.652cm" svg:height="0.012cm" svg:x="11.683cm" svg:y="6.385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3" draw:layer="layout" svg:width="0.009cm" svg:height="0.473cm" svg:x="11.683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3" draw:layer="layout" svg:width="0.009cm" svg:height="0.476cm" svg:x="12.326cm" svg:y="5.9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0" draw:text-style-name="P9" draw:layer="layout" svg:width="0.65cm" svg:height="0.476cm" svg:x="11.033cm" svg:y="5.921cm">
              <text:p text:style-name="P1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31" draw:text-style-name="P2" draw:layer="layout" svg:width="0.65cm" svg:height="0.012cm" svg:x="11.033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2" draw:layer="layout" svg:width="0.65cm" svg:height="0.012cm" svg:x="11.033cm" svg:y="6.385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3" draw:layer="layout" svg:width="0.007cm" svg:height="0.473cm" svg:x="11.033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3" draw:layer="layout" svg:width="0.008cm" svg:height="0.476cm" svg:x="11.675cm" svg:y="5.9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2" draw:text-style-name="P9" draw:layer="layout" svg:width="0.652cm" svg:height="0.476cm" svg:x="10.381cm" svg:y="5.921cm">
              <text:p text:style-name="P1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2" draw:layer="layout" svg:width="0.652cm" svg:height="0.012cm" svg:x="10.381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2" draw:layer="layout" svg:width="0.652cm" svg:height="0.012cm" svg:x="10.381cm" svg:y="6.385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3" draw:layer="layout" svg:width="0.009cm" svg:height="0.473cm" svg:x="10.381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3" draw:layer="layout" svg:width="0.009cm" svg:height="0.476cm" svg:x="11.024cm" svg:y="5.9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0" draw:text-style-name="P9" draw:layer="layout" svg:width="0.65cm" svg:height="0.476cm" svg:x="9.731cm" svg:y="5.921cm">
              <text:p text:style-name="P1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31" draw:text-style-name="P2" draw:layer="layout" svg:width="0.65cm" svg:height="0.012cm" svg:x="9.731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2" draw:layer="layout" svg:width="0.65cm" svg:height="0.012cm" svg:x="9.731cm" svg:y="6.385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3" draw:layer="layout" svg:width="0.008cm" svg:height="0.473cm" svg:x="9.731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3" draw:layer="layout" svg:width="0.008cm" svg:height="0.476cm" svg:x="10.373cm" svg:y="5.9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6" draw:text-style-name="P9" draw:layer="layout" svg:width="0.651cm" svg:height="0.476cm" svg:x="9.08cm" svg:y="5.921cm">
              <text:p text:style-name="P1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2" draw:layer="layout" svg:width="0.651cm" svg:height="0.012cm" svg:x="9.08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" draw:layer="layout" svg:width="0.651cm" svg:height="0.012cm" svg:x="9.08cm" svg:y="6.385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3" draw:layer="layout" svg:width="0.008cm" svg:height="0.473cm" svg:x="9.08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3" draw:layer="layout" svg:width="0.009cm" svg:height="0.476cm" svg:x="9.722cm" svg:y="5.9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6" draw:text-style-name="P9" draw:layer="layout" svg:width="0.651cm" svg:height="0.476cm" svg:x="8.429cm" svg:y="5.921cm">
              <text:p text:style-name="P1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2" draw:layer="layout" svg:width="0.651cm" svg:height="0.012cm" svg:x="8.429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" draw:layer="layout" svg:width="0.651cm" svg:height="0.012cm" svg:x="8.429cm" svg:y="6.385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3" draw:layer="layout" svg:width="0.008cm" svg:height="0.473cm" svg:x="8.429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3" draw:layer="layout" svg:width="0.009cm" svg:height="0.476cm" svg:x="9.071cm" svg:y="5.9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6" draw:text-style-name="P9" draw:layer="layout" svg:width="0.651cm" svg:height="0.476cm" svg:x="7.127cm" svg:y="5.921cm">
              <text:p text:style-name="P1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2" draw:layer="layout" svg:width="0.651cm" svg:height="0.012cm" svg:x="7.127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" draw:layer="layout" svg:width="0.651cm" svg:height="0.012cm" svg:x="7.127cm" svg:y="6.385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3" draw:layer="layout" svg:width="0.008cm" svg:height="0.473cm" svg:x="7.127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3" draw:layer="layout" svg:width="0.009cm" svg:height="0.476cm" svg:x="7.769cm" svg:y="5.9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6" draw:text-style-name="P9" draw:layer="layout" svg:width="0.651cm" svg:height="0.476cm" svg:x="7.778cm" svg:y="5.921cm">
              <text:p text:style-name="P1"><text:span text:style-name="T1">TRAY 5'X10'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2" draw:layer="layout" svg:width="0.651cm" svg:height="0.012cm" svg:x="7.778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" draw:layer="layout" svg:width="0.651cm" svg:height="0.012cm" svg:x="7.778cm" svg:y="6.385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3" draw:layer="layout" svg:width="0.008cm" svg:height="0.473cm" svg:x="7.778cm" svg:y="5.921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3" draw:layer="layout" svg:width="0.008cm" svg:height="0.476cm" svg:x="8.421cm" svg:y="5.921cm">
              <text:p/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2T22:54:14.479000000</meta:creation-date>
    <dc:date>2017-07-26T17:15:33.491559000</dc:date>
    <meta:editing-duration>PT2M29S</meta:editing-duration>
    <meta:editing-cycles>2</meta:editing-cycles>
    <meta:generator>LibreOffice/5.3.4.2$MacOSX_X86_64 LibreOffice_project/f82d347ccc0be322489bf7da61d7e4ad13fe2ff3</meta:generator>
    <meta:document-statistic meta:object-count="208"/>
  </office:meta>
</office:document-meta>
</file>